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Monaco1" fo:font-size="8pt" style:font-size-asian="8pt" style:font-size-complex="8pt"/>
    </style:style>
    <style:style style:name="P8" style:family="paragraph" style:parent-style-name="Standard">
      <style:text-properties style:font-name="Optima1" fo:font-size="10pt" style:font-size-asian="10pt" style:font-size-complex="10p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style:font-name="Optima1" fo:font-size="10pt" style:font-size-asian="10pt" style:font-size-complex="10pt"/>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TOC" style:master-page-name="Index">
      <style:paragraph-properties style:page-number="1"/>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9"/>
      <text:p text:style-name="P11">SOGo – Inverse Edition 1.3.3</text:p>
      <text:p text:style-name="P10">Mozilla Thunderbird Configuration Guide</text:p>
      <text:p text:style-name="P4"/>
      <text:p text:style-name="P15">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3 – October 2010</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Mozilla Thunderbird <text:s text:c="2"/><text:tab/>4</text:p>
          <text:p text:style-name="P14">Mozilla Lightning (Inverse Edition) <text:s text:c="2"/><text:tab/>4</text:p>
          <text:p text:style-name="P14">SOGo Connector and SOGo Integrator <text:s text:c="2"/><text:tab/>5</text:p>
          <text:p text:style-name="P13">Chapter 4<text:tab/>SOGo Integrator Customization <text:s text:c="2"/><text:tab/>6</text:p>
          <text:p text:style-name="P14">Customization <text:s text:c="2"/><text:tab/>6</text:p>
          <text:p text:style-name="P13">Chapter 5<text:tab/>SOGo Update Server <text:s text:c="2"/><text:tab/>8</text:p>
          <text:p text:style-name="P14">Installation <text:s text:c="2"/><text:tab/>8</text:p>
          <text:p text:style-name="P14">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9, you would have :</text:p>
      <text:p text:style-name="P7">$plugins </text:p>
      <text:p text:style-name="P7"><text:soft-page-break/>= array( "sogo-connector@inverse.ca"</text:p>
      <text:p text:style-name="P7"><text:s text:c="9"/>=&gt; array( "application" =&gt; "thunderbird",</text:p>
      <text:p text:style-name="P7"><text:s text:c="19"/>"version" =&gt; "0.99",</text:p>
      <text:p text:style-name="P7"><text:s text:c="19"/>"filename" =&gt; "sogo-connector-0.99.xpi" ),</text:p>
      <text:p text:style-name="P7"><text:s text:c="9"/>"sogo-integrator@inverse.ca"</text:p>
      <text:p text:style-name="P7"><text:s text:c="9"/>=&gt; array( "application" =&gt; "thunderbird",</text:p>
      <text:p text:style-name="P7"><text:s text:c="19"/>"version" =&gt; "0.99",</text:p>
      <text:p text:style-name="P7"><text:s text:c="19"/>"filename" =&gt; "sogo-integrator-0.99-sogo-demo.xpi" ),</text:p>
      <text:p text:style-name="P7"><text:s text:c="9"/>"{e2fda1a4-762b-4020-b5ad-a41df1933103}"</text:p>
      <text:p text:style-name="P7"><text:s text:c="9"/>=&gt; array( "application" =&gt; "thunderbird",</text:p>
      <text:p text:style-name="P7"><text:s text:c="19"/>"version" =&gt; "0.9.9",</text:p>
      <text:p text:style-name="P7"><text:s text:c="19"/>"filename" =&gt; "lightning-0.9.9.xpi" ));</text:p>
      <text:p text:style-name="P8">The syntax is :</text:p>
      <text:p text:style-name="P7">“&lt;extension ID&gt;” =&gt; array( "application" =&gt; "thunderbird",</text:p>
      <text:p text:style-name="P7"><text:s text:c="19"/>"version" =&gt; "&lt;exact version found in the extension's install.rdf file&gt;",</text:p>
      <text:p text:style-name="P7"><text:s text:c="19"/>"filename" =&gt; "&lt;exact filename on the filesystem&gt;" )</text:p>
      <text:p text:style-name="P8">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 lightning-0.9.9.xpi</text:p>
      <text:p text:style-name="P8">If you eventually want to disable an extension, that is, without removing it from users' computers, you can specify “<text:span text:style-name="T3">disabled</text:span>” as the version number.</text:p>
      <text:p text:style-name="P8">Next is to modify the <text:span text:style-name="T3">extensions.rdf</text:span><text:span text:style-name="T5"> file. Again, to automatically install SOGo Connector, SOGo Integrator and Lightning 0.9.9, you would have :</text:span></text:p>
      <text:p text:style-name="P8"><text:span text:style-name="T5"><text:s/></text:span><text:span text:style-name="T4"><text:s text:c="3"/>&lt;li&gt;</text:span></text:p>
      <text:p text:style-name="P7"><text:s text:c="6"/>&lt;Description</text:p>
      <text:p text:style-name="P7"><text:s text:c="8"/>em:id="{e2fda1a4-762b-4020-b5ad-a41df1933103}"</text:p>
      <text:p text:style-name="P7"><text:s text:c="8"/>em:name="Lightning"/&gt;</text:p>
      <text:p text:style-name="P7"><text:soft-page-break/><text:s text:c="4"/>&lt;/li&gt;</text:p>
      <text:p text:style-name="P7"><text:s text:c="4"/>&lt;li&gt;</text:p>
      <text:p text:style-name="P7"><text:s text:c="6"/>&lt;Description</text:p>
      <text:p text:style-name="P7"><text:s text:c="8"/>em:id="sogo-integrator@inverse.ca"</text:p>
      <text:p text:style-name="P7"><text:s text:c="8"/>em:name="SOGo Integrator"/&gt;</text:p>
      <text:p text:style-name="P7"><text:s text:c="4"/>&lt;/li&gt;</text:p>
      <text:p text:style-name="P7"><text:s text:c="4"/>&lt;li&gt;</text:p>
      <text:p text:style-name="P7"><text:s text:c="6"/>&lt;Description</text:p>
      <text:p text:style-name="P7"><text:s text:c="8"/>em:id="sogo-connector@inverse.ca"</text:p>
      <text:p text:style-name="P7"><text:s text:c="8"/>em:name="SOGo Connector"/&gt;</text:p>
      <text:p text:style-name="P7"><text:s text:c="4"/>&lt;/li&gt;</text:p>
      <text:p text:style-name="P8">Using SOGo Integrator, you can also push user-settings for any part of Thunderbird or its extensions. There are two kind of user-settings push :</text:p>
      <text:p text:style-name="List">❏<text:tab/>Settings that are pushed during the initial configuration of Thunderbird</text:p>
      <text:p text:style-name="P12">❏<text:tab/>Settings that are pushed upon every restart (ie., forced) of Thunderbird</text:p>
      <text:p text:style-name="P3"/>
      <text:p text:style-name="P8">Settings that pushed are pushed during initial configuration are controlled by the <text:span text:style-name="T3">./defaults/preferences/site.js</text:span> file from SOGo Integrator. Here is an example :</text:p>
      <text:p text:style-name="P7">pref("calendar.alarms.showmissed", false);</text:p>
      <text:p text:style-name="P7">pref("calendar.caldav.sched.enabled", true);</text:p>
      <text:p text:style-name="P8">Preferences that are forced upon every restart of Thunderbird are controlled from the <text:span text:style-name="T3">./chrome/content/sogo-integrator/general/custom-preferences.js</text:span> configuration file. Here is an example :</text:p>
      <text:p text:style-name="P7">force_int_pref("changequote.replyformat.format", 0);</text:p>
      <text:p text:style-name="P7">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0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06</meta:editing-cycles>
    <meta:editing-duration>PT08H29M34S</meta:editing-duration>
    <dc:date>2010-10-19T10:44:23</dc:date>
    <meta:document-statistic meta:table-count="0" meta:image-count="2" meta:object-count="0" meta:page-count="14" meta:paragraph-count="155" meta:word-count="1753" meta:character-count="12594"/>
    <meta:user-defined meta:name="Info 1"/>
    <meta:user-defined meta:name="Info 2"/>
    <meta:user-defined meta:name="Info 3"/>
    <meta:user-defined meta:name="Info 4"/>
  </office:meta>
</office:document-meta>
</file>